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ivider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xo freq</text:p>
          </table:table-cell>
          <table:table-cell/>
          <table:table-cell table:number-columns-repeated="3" office:value-type="string" calcext:value-type="string">
            <text:p>Mhz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al multiplier</text:p>
          </table:table-cell>
          <table:table-cell office:value-type="string" calcext:value-type="string">
            <text:p>pll freq</text:p>
          </table:table-cell>
          <table:table-cell office:value-type="string" calcext:value-type="string">
            <text:p>output freq</text:p>
          </table:table-cell>
          <table:table-cell office:value-type="string" calcext:value-type="string">
            <text:p>desired freqs</text:p>
          </table:table-cell>
        </table:table-row>
        <table:table-row table:style-name="ro2">
          <table:table-cell/>
          <table:table-cell table:style-name="ce1" table:formula="of:=34 + 342028 / 554667" office:value-type="float" office:value="34.6166366486559" calcext:value-type="float">
            <text:p>34.6166366486559</text:p>
          </table:table-cell>
          <table:table-cell table:formula="of:=[.B6]*[.A5]" office:value-type="float" office:value="900.032552865053" calcext:value-type="float">
            <text:p>900.032552865053</text:p>
          </table:table-cell>
          <table:table-cell table:formula="of:=[.C6]/[.A3]" office:value-type="float" office:value="28.1260172770329" calcext:value-type="float">
            <text:p>28.1260172770329</text:p>
          </table:table-cell>
          <table:table-cell/>
        </table:table-row>
        <table:table-row table:style-name="ro2">
          <table:table-cell/>
          <table:table-cell table:style-name="ce1" table:formula="of:=34 + 342029 / 554667" office:value-type="float" office:value="34.6166384515394" calcext:value-type="float">
            <text:p>34.6166384515394</text:p>
          </table:table-cell>
          <table:table-cell table:formula="of:=[.B7]*[.A5]" office:value-type="float" office:value="900.032599740024" calcext:value-type="float">
            <text:p>900.032599740024</text:p>
          </table:table-cell>
          <table:table-cell table:formula="of:=[.C7]/[.A3]" office:value-type="float" office:value="28.1260187418758" calcext:value-type="float">
            <text:p>28.1260187418758</text:p>
          </table:table-cell>
          <table:table-cell/>
        </table:table-row>
        <table:table-row table:style-name="ro2">
          <table:table-cell/>
          <table:table-cell table:style-name="ce1" table:formula="of:=34 + 342030 / 554667" office:value-type="float" office:value="34.6166402544229" calcext:value-type="float">
            <text:p>34.6166402544229</text:p>
          </table:table-cell>
          <table:table-cell table:formula="of:=[.B8]*[.A5]" office:value-type="float" office:value="900.032646614996" calcext:value-type="float">
            <text:p>900.032646614996</text:p>
          </table:table-cell>
          <table:table-cell table:formula="of:=[.C8]/[.A3]" office:value-type="float" office:value="28.1260202067186" calcext:value-type="float">
            <text:p>28.1260202067186</text:p>
          </table:table-cell>
          <table:table-cell/>
        </table:table-row>
        <table:table-row table:style-name="ro2">
          <table:table-cell/>
          <table:table-cell table:style-name="ce1" table:formula="of:=34 + 342031 / 554667" office:value-type="float" office:value="34.6166420573065" calcext:value-type="float">
            <text:p>34.6166420573065</text:p>
          </table:table-cell>
          <table:table-cell table:formula="of:=[.B9]*[.A5]" office:value-type="float" office:value="900.032693489968" calcext:value-type="float">
            <text:p>900.032693489968</text:p>
          </table:table-cell>
          <table:table-cell table:formula="of:=[.C9]/[.A3]" office:value-type="float" office:value="28.1260216715615" calcext:value-type="float">
            <text:p>28.12602167156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13:26:30.382586327</meta:creation-date>
    <dc:date>2024-12-24T13:31:23.448610552</dc:date>
    <meta:editing-duration>PT4M53S</meta:editing-duration>
    <meta:editing-cycles>1</meta:editing-cycles>
    <meta:document-statistic meta:table-count="1" meta:cell-count="23" meta:object-count="0"/>
    <meta:generator>LibreOffice/24.2.7.2$Linux_X86_64 LibreOffice_project/420$Build-2</meta:generator>
  </office:meta>
</office:document-meta>
</file>